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7.26pt"/>
    </style:style>
    <style:style style:name="co2" style:family="table-column">
      <style:table-column-properties fo:break-before="auto" style:column-width="93.6pt"/>
    </style:style>
    <style:style style:name="co3" style:family="table-column">
      <style:table-column-properties fo:break-before="auto" style:column-width="46.2pt"/>
    </style:style>
    <style:style style:name="co4" style:family="table-column">
      <style:table-column-properties fo:break-before="auto" style:column-width="37.3pt"/>
    </style:style>
    <style:style style:name="co5" style:family="table-column">
      <style:table-column-properties fo:break-before="auto" style:column-width="287.09pt"/>
    </style:style>
    <style:style style:name="co6" style:family="table-column">
      <style:table-column-properties fo:break-before="auto" style:column-width="81.75pt"/>
    </style:style>
    <style:style style:name="co7" style:family="table-column">
      <style:table-column-properties fo:break-before="auto" style:column-width="115.74pt"/>
    </style:style>
    <style:style style:name="co8" style:family="table-column">
      <style:table-column-properties fo:break-before="auto" style:column-width="92.6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heet1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cc3300" style:font-name="Calibri" style:font-name-asian="Noto Sans CJK SC Regular" style:font-name-complex="Calibri"/>
    </style:style>
    <style:style style:name="ce3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color="#666666" fo:font-size="10.5pt" style:font-size-asian="10.5pt" style:font-size-complex="10.5pt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eeeeee" style:text-align-source="fix" style:repeat-content="false" fo:border-left="0.06pt solid #000000" fo:border-right="none" fo:border-top="none"/>
      <style:paragraph-properties fo:text-align="center" fo:margin-left="0pt"/>
      <style:text-properties fo:color="#666666" fo:font-size="10.5pt" style:font-size-asian="10.5pt" style:font-size-complex="10.5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0000cc"/>
    </style:style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order-bottom="0.06pt solid #000000" fo:background-color="#ffff00" fo:border-left="none" fo:border-right="none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ce11" style:family="table-cell" style:parent-style-name="Default">
      <style:table-cell-properties fo:border-bottom="none" fo:background-color="#ffff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ackground-color="#ffff00" fo:border-left="none" fo:border-right="0.06pt solid #000000" fo:border-top="none"/>
    </style:style>
    <style:style style:name="ce14" style:family="table-cell" style:parent-style-name="Default" style:data-style-name="N1"/>
    <style:style style:name="ce15" style:family="table-cell" style:parent-style-name="Default">
      <style:table-cell-properties fo:background-color="#eeeeee"/>
    </style:style>
    <style:style style:name="ce16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17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st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Mapped voltage</text:p>
          </table:table-cell>
          <table:table-cell table:style-name="ce1" office:value-type="string" calcext:value-type="string">
            <text:p>Spoof voltag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(High)</text:p>
          </table:table-cell>
          <table:table-cell table:style-name="ce7"/>
          <table:table-cell table:style-name="ce10"/>
          <table:table-cell/>
          <table:table-cell office:value-type="string" calcext:value-type="string">
            <text:p>STEPS_PER_VOLT</text:p>
          </table:table-cell>
          <table:table-cell table:style-name="ce8" table:formula="of:=4096/5" office:value-type="float" office:value="819.2" calcext:value-type="float">
            <text:p>819.2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wide open throttle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2.267" calcext:value-type="float">
            <text:p>2.267</text:p>
          </table:table-cell>
          <table:table-cell table:number-columns-repeated="1021"/>
        </table:table-row>
        <table:table-row table:style-name="ro1">
          <table:table-cell table:style-name="ce4"/>
          <table:table-cell/>
          <table:table-cell table:style-name="ce12"/>
          <table:table-cell/>
          <table:table-cell office:value-type="string" calcext:value-type="string">
            <text:p>THROTTLE_SPOOF_LOW_SIGNAL_VOLTAGE_MIN</text:p>
          </table:table-cell>
          <table:table-cell table:formula="of:=[.C10]" office:value-type="float" office:value="0.724" calcext:value-type="float">
            <text:p>0.72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closed throttle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361" calcext:value-type="float">
            <text:p>0.361</text:p>
          </table:table-cell>
          <table:table-cell/>
          <table:table-cell office:value-type="string" calcext:value-type="string">
            <text:p>THROTTLE_SPOOF_LOW_SIGNAL_VOLTAGE_MAX</text:p>
          </table:table-cell>
          <table:table-cell table:formula="of:=[.C8]" office:value-type="float" office:value="4.53" calcext:value-type="float">
            <text:p>4.53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B(Low)</text:p>
          </table:table-cell>
          <table:table-cell table:style-name="ce7"/>
          <table:table-cell table:style-name="ce10"/>
          <table:table-cell/>
          <table:table-cell office:value-type="string" calcext:value-type="string">
            <text:p>THROTTLE_SPOOF_HIGH_SIGNAL_VOLTAGE_MIN</text:p>
          </table:table-cell>
          <table:table-cell table:formula="of:=[.C6]" office:value-type="float" office:value="0.361" calcext:value-type="float">
            <text:p>0.361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wide open throttle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4.53" calcext:value-type="float">
            <text:p>4.53</text:p>
          </table:table-cell>
          <table:table-cell/>
          <table:table-cell office:value-type="string" calcext:value-type="string">
            <text:p>THROTTLE_SPOOF_HIGH_SIGNAL_VOLTAGE_MAX</text:p>
          </table:table-cell>
          <table:table-cell table:formula="of:=[.C4]" office:value-type="float" office:value="2.267" calcext:value-type="float">
            <text:p>2.267</text:p>
          </table:table-cell>
          <table:table-cell table:number-columns-repeated="1018"/>
        </table:table-row>
        <table:table-row table:style-name="ro1">
          <table:table-cell table:style-name="ce4"/>
          <table:table-cell/>
          <table:table-cell table:style-name="ce12"/>
          <table:table-cell table:number-columns-repeated="1021"/>
        </table:table-row>
        <table:table-row table:style-name="ro1">
          <table:table-cell table:style-name="ce5" office:value-type="string" calcext:value-type="string">
            <text:p>closed throttle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.724" calcext:value-type="float">
            <text:p>0.724</text:p>
          </table:table-cell>
          <table:table-cell/>
          <table:table-cell office:value-type="string" calcext:value-type="string">
            <text:p>THROTTLE_SPOOF_LOW_SIGNAL_RANGE_MIN</text:p>
          </table:table-cell>
          <table:table-cell table:style-name="ce14" table:formula="of:=[.F5]*[.$F$3]" office:value-type="float" office:value="593.1008" calcext:value-type="float">
            <text:p>59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HROTTLE_SPOOF_LOW_SIGNAL_RANGE_MAX</text:p>
          </table:table-cell>
          <table:table-cell table:style-name="ce14" table:formula="of:=[.F6]*[.$F$3]" office:value-type="float" office:value="3710.976" calcext:value-type="float">
            <text:p>3711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HROTTLE_SPOOF_HIGH_SIGNAL_RANGE_MIN</text:p>
          </table:table-cell>
          <table:table-cell table:style-name="ce14" table:formula="of:=[.F7]*[.$F$3]" office:value-type="float" office:value="295.7312" calcext:value-type="float">
            <text:p>296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HROTTLE_SPOOF_HIGH_SIGNAL_RANGE_MAX</text:p>
          </table:table-cell>
          <table:table-cell table:style-name="ce14" table:formula="of:=[.F8]*[.$F$3]" office:value-type="float" office:value="1857.1264" calcext:value-type="float">
            <text:p>18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THROTTLE_POSITION_TO_VOLTS_LOW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[.B10]" office:value-type="float" office:value="0" calcext:value-type="float">
            <text:p>0</text:p>
          </table:table-cell>
          <table:table-cell table:formula="of:=[.E16]*([.$F$6]-[.$F$5])+[.$F$5]" office:value-type="float" office:value="0.724" calcext:value-type="float">
            <text:p>0.724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8]" office:value-type="float" office:value="1" calcext:value-type="float">
            <text:p>1</text:p>
          </table:table-cell>
          <table:table-cell table:formula="of:=[.E17]*([.$F$6]-[.$F$5])+[.$F$5]" office:value-type="float" office:value="4.53" calcext:value-type="float">
            <text:p>4.53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HROTTLE_POSITION_TO_VOLTS_HIGH</text:p>
          </table:table-cell>
          <table:table-cell table:number-columns-repeated="1019"/>
        </table:table-row>
        <table:table-row table:style-name="ro1">
          <table:table-cell>
            <draw:frame table:end-cell-address="Vesta.E33" table:end-x="134.62pt" table:end-y="6.35pt" draw:z-index="0" draw:name="Chart 2" draw:style-name="gr1" draw:text-style-name="P1" svg:width="401.39pt" svg:height="202.54pt" svg:x="17.57pt" svg:y="13.8pt">
              <loext:p draw:notify-on-update-of-ranges="Vesta.B4:Vesta.B6 Vesta.C4:Vesta.C6 Vesta.B8:Vesta.B10 Vesta.C8:Vesta.C10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formula="of:=[.B6]" office:value-type="float" office:value="0" calcext:value-type="float">
            <text:p>0</text:p>
          </table:table-cell>
          <table:table-cell table:formula="of:=[.E19]*([.$F$8]-[.$F$7])+[.$F$7]" office:value-type="float" office:value="0.361" calcext:value-type="float">
            <text:p>0.361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formula="of:=[.B4]" office:value-type="float" office:value="1" calcext:value-type="float">
            <text:p>1</text:p>
          </table:table-cell>
          <table:table-cell table:formula="of:=[.E20]*([.$F$8]-[.$F$7])+[.$F$7]" office:value-type="float" office:value="2.267" calcext:value-type="float">
            <text:p>2.267</text:p>
          </table:table-cell>
          <table:table-cell table:number-columns-repeated="1018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IA_Soul" table:style-name="ta2"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number-columns-repeated="1021" table:default-cell-style-name="Default"/>
        <table:table-row table:style-name="ro1">
          <table:table-cell table:number-columns-repeated="3"/>
          <table:table-cell>
            <draw:frame table:end-cell-address="KIA_Soul.N30" table:end-x="20.55pt" table:end-y="6.77pt" draw:z-index="0" draw:name="Chart 2" draw:style-name="gr1" draw:text-style-name="P1" svg:width="790.36pt" svg:height="435.03pt" svg:x="47.71pt" svg:y="6.77pt">
              <loext:p draw:notify-on-update-of-ranges="KIA_Soul.B4:KIA_Soul.B6 KIA_Soul.C4:KIA_Soul.C6 KIA_Soul.B8:KIA_Soul.B10 KIA_Soul.C8:KIA_Soul.C10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Mapped voltage</text:p>
          </table:table-cell>
          <table:table-cell table:style-name="ce1" office:value-type="string" calcext:value-type="string">
            <text:p>Spoof voltag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PS1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wide open throttle</text:p>
          </table:table-cell>
          <table:table-cell table:style-name="ce15" office:value-type="float" office:value="4096" calcext:value-type="float">
            <text:p>4096</text:p>
          </table:table-cell>
          <table:table-cell table:style-name="ce17" office:value-type="float" office:value="4.065" calcext:value-type="float">
            <text:p>4.065</text:p>
          </table:table-cell>
          <table:table-cell table:number-columns-repeated="1021"/>
        </table:table-row>
        <table:table-row table:style-name="ro1">
          <table:table-cell table:style-name="ce4"/>
          <table:table-cell/>
          <table:table-cell table:style-name="ce12"/>
          <table:table-cell table:number-columns-repeated="1021"/>
        </table:table-row>
        <table:table-row table:style-name="ro1">
          <table:table-cell table:style-name="ce5" office:value-type="string" calcext:value-type="string">
            <text:p>closed throttle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732" calcext:value-type="float">
            <text:p>0.732</text:p>
          </table:table-cell>
          <table:table-cell table:number-columns-repeated="1021"/>
        </table:table-row>
        <table:table-row table:style-name="ro1">
          <table:table-cell table:style-name="ce6" office:value-type="string" calcext:value-type="string">
            <text:p>APS2</text:p>
          </table:table-cell>
          <table:table-cell table:style-name="ce7"/>
          <table:table-cell table:style-name="ce10"/>
          <table:table-cell table:number-columns-repeated="1021"/>
        </table:table-row>
        <table:table-row table:style-name="ro1">
          <table:table-cell table:style-name="ce3" office:value-type="string" calcext:value-type="string">
            <text:p>wide open throttle</text:p>
          </table:table-cell>
          <table:table-cell table:style-name="ce15" office:value-type="float" office:value="4096" calcext:value-type="float">
            <text:p>4096</text:p>
          </table:table-cell>
          <table:table-cell table:style-name="ce17" office:value-type="float" office:value="2.075" calcext:value-type="float">
            <text:p>2.075</text:p>
          </table:table-cell>
          <table:table-cell table:number-columns-repeated="1021"/>
        </table:table-row>
        <table:table-row table:style-name="ro1">
          <table:table-cell table:style-name="ce4"/>
          <table:table-cell/>
          <table:table-cell table:style-name="ce12"/>
          <table:table-cell table:number-columns-repeated="1021"/>
        </table:table-row>
        <table:table-row table:style-name="ro1">
          <table:table-cell table:style-name="ce5" office:value-type="string" calcext:value-type="string">
            <text:p>closed throttle</text:p>
          </table:table-cell>
          <table:table-cell table:style-name="ce16" office:value-type="float" office:value="0" calcext:value-type="float">
            <text:p>0</text:p>
          </table:table-cell>
          <table:table-cell table:style-name="ce18" office:value-type="float" office:value="0.366" calcext:value-type="float">
            <text:p>0.366</text:p>
          </table:table-cell>
          <table:table-cell table:number-columns-repeated="1021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Noto Sans CJK SC Regular" style:font-family-asian="'Noto Sans CJK SC Regular'" style:font-family-generic-asian="system" style:font-pitch-asian="variable" style:font-size-asian="12pt" style:font-name-complex="Calibri" style:font-family-complex="Calibri" style:font-family-generic-complex="swiss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54pt" fo:margin-right="5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29">00/00/0000</text:date>, <text:time style:data-style-name="N2" text:time-value="14:58:54.1437012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hua Hartung</meta:initial-creator>
    <meta:creation-date>2015-09-28T13:25:48</meta:creation-date>
    <dc:date>2021-03-29T15:06:13.246584374</dc:date>
    <meta:generator>LibreOffice/5.1.6.2$Linux_X86_64 LibreOffice_project/10m0$Build-2</meta:generator>
    <meta:editing-duration>PT40M37S</meta:editing-duration>
    <meta:editing-cycles>8</meta:editing-cycles>
    <meta:document-statistic meta:table-count="2" meta:cell-count="62" meta:object-count="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ff3333"/>
    </style:style>
    <style:style style:name="ch8" style:family="chart">
      <style:text-properties fo:color="#000000" style:text-position="0% 100%" fo:font-family="Calibri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6666ff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7.887cm" svg:height="15.346cm" xlink:href=".." xlink:type="simple" chart:class="chart:scatter" chart:style-name="ch1">
        <chart:plot-area chart:style-name="ch2" table:cell-range-address="KIA_Soul.B4:KIA_Soul.C6 KIA_Soul.C8:KIA_Soul.C10" svg:x="0.557cm" svg:y="0.306cm" svg:width="26.773cm" svg:height="14.734cm">
          <chartooo:coordinate-region svg:x="1.38cm" svg:y="0.519cm" svg:width="25.483cm" svg:height="13.847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KIA_Soul.C4:KIA_Soul.C6" chart:class="chart:scatter">
            <chart:domain table:cell-range-address="KIA_Soul.B4:KIA_Soul.B6"/>
            <chart:regression-curve chart:style-name="ch6"/>
            <chart:regression-curve chart:style-name="ch7">
              <chart:equation chart:display-equation="true" chart:display-r-square="false" chart:style-name="ch8"/>
            </chart:regression-curve>
            <chart:data-point chart:repeated="3"/>
          </chart:series>
          <chart:series chart:style-name="ch5" chart:values-cell-range-address="KIA_Soul.C8:KIA_Soul.C10" chart:class="chart:scatter">
            <chart:domain table:cell-range-address="KIA_Soul.B8:KIA_Soul.B10"/>
            <chart:regression-curve chart:style-name="ch9">
              <chart:equation chart:display-equation="true" chart:display-r-square="false" chart:style-name="ch8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96">
                <text:p>4096</text:p>
                <draw:g>
                  <svg:desc>KIA_Soul.B4:KIA_Soul.B6</svg:desc>
                </draw:g>
              </table:table-cell>
              <table:table-cell office:value-type="float" office:value="4.065">
                <text:p>4.065</text:p>
                <draw:g>
                  <svg:desc>KIA_Soul.C4:KIA_Soul.C6</svg:desc>
                </draw:g>
              </table:table-cell>
              <table:table-cell office:value-type="float" office:value="4096">
                <text:p>4096</text:p>
                <draw:g>
                  <svg:desc>KIA_Soul.B8:KIA_Soul.B10</svg:desc>
                </draw:g>
              </table:table-cell>
              <table:table-cell office:value-type="float" office:value="2.075">
                <text:p>2.075</text:p>
                <draw:g>
                  <svg:desc>KIA_Soul.C8:KIA_Soul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732">
                <text:p>0.732</text:p>
              </table:table-cell>
              <table:table-cell office:value-type="float" office:value="0">
                <text:p>0</text:p>
              </table:table-cell>
              <table:table-cell office:value-type="float" office:value="0.366">
                <text:p>0.3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4" style:family="chart">
      <style:graphic-properties svg:stroke-width="0.026cm" svg:stroke-color="#878787"/>
    </style:style>
    <style:style style:name="ch5" style:family="chart" style:data-style-name="N0">
      <style:chart-properties chart:symbol-type="automatic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6" style:family="chart">
      <style:chart-properties loext:regression-name="" loext:regression-max-degree="2" loext:regression-period="2" loext:regression-force-intercept="false" chart:regression-type="linear"/>
      <style:graphic-properties svg:stroke-width="0.026cm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ff3333"/>
    </style:style>
    <style:style style:name="ch8" style:family="chart">
      <style:text-properties fo:color="#000000" style:text-position="0% 100%" fo:font-family="Calibri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width="0.026cm" svg:stroke-color="#6666ff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4.161cm" svg:height="7.146cm" xlink:href=".." xlink:type="simple" chart:class="chart:scatter" chart:style-name="ch1">
        <chart:plot-area chart:style-name="ch2" table:cell-range-address="Vesta.B4:Vesta.C6 Vesta.C8:Vesta.C10" svg:x="0.283cm" svg:y="0.142cm" svg:width="13.595cm" svg:height="6.862cm">
          <chartooo:coordinate-region svg:x="1.106cm" svg:y="0.356cm" svg:width="12.484cm" svg:height="5.974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Vesta.C4:Vesta.C6" chart:class="chart:scatter">
            <chart:domain table:cell-range-address="Vesta.B4:Vesta.B6"/>
            <chart:regression-curve chart:style-name="ch6"/>
            <chart:regression-curve chart:style-name="ch7">
              <chart:equation chart:display-equation="true" chart:display-r-square="false" chart:style-name="ch8"/>
            </chart:regression-curve>
            <chart:data-point chart:repeated="3"/>
          </chart:series>
          <chart:series chart:style-name="ch5" chart:values-cell-range-address="Vesta.C8:Vesta.C10" chart:class="chart:scatter">
            <chart:domain table:cell-range-address="Vesta.B8:Vesta.B10"/>
            <chart:regression-curve chart:style-name="ch9">
              <chart:equation chart:display-equation="true" chart:display-r-square="false" chart:style-name="ch8"/>
            </chart:regression-curve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Vesta.B4:Vesta.B6</svg:desc>
                </draw:g>
              </table:table-cell>
              <table:table-cell office:value-type="float" office:value="2.267">
                <text:p>2.267</text:p>
                <draw:g>
                  <svg:desc>Vesta.C4:Vesta.C6</svg:desc>
                </draw:g>
              </table:table-cell>
              <table:table-cell office:value-type="float" office:value="1">
                <text:p>1</text:p>
                <draw:g>
                  <svg:desc>Vesta.B8:Vesta.B10</svg:desc>
                </draw:g>
              </table:table-cell>
              <table:table-cell office:value-type="float" office:value="4.53">
                <text:p>4.53</text:p>
                <draw:g>
                  <svg:desc>Vesta.C8:Vesta.C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.361">
                <text:p>0.361</text:p>
              </table:table-cell>
              <table:table-cell office:value-type="float" office:value="0">
                <text:p>0</text:p>
              </table:table-cell>
              <table:table-cell office:value-type="float" office:value="0.724">
                <text:p>0.72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